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" svg:font-family="黑体, SimHei" style:font-family-generic="modern"/>
    <style:font-face style:name="Garuda" svg:font-family="Garuda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5.05cm" table:align="center" style:writing-mode="lr-tb"/>
    </style:style>
    <style:style style:name="表格1.A" style:family="table-column">
      <style:table-column-properties style:column-width="2.699cm"/>
    </style:style>
    <style:style style:name="表格1.B" style:family="table-column">
      <style:table-column-properties style:column-width="1.619cm"/>
    </style:style>
    <style:style style:name="表格1.C" style:family="table-column">
      <style:table-column-properties style:column-width="6.292cm"/>
    </style:style>
    <style:style style:name="表格1.D" style:family="table-column">
      <style:table-column-properties style:column-width="4.44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dddddd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D1" style:family="table-cell">
      <style:table-cell-properties style:vertical-align="top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2" style:family="table-row">
      <style:table-row-properties style:min-row-height="1.231cm" fo:keep-together="auto"/>
    </style:style>
    <style:style style:name="表格1.A2" style:family="table-cell">
      <style:table-cell-properties style:vertical-align="middle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D2" style:family="table-cell">
      <style:table-cell-properties style:vertical-align="middle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3" style:family="table-row">
      <style:table-row-properties style:min-row-height="1.222cm" fo:keep-together="auto"/>
    </style:style>
    <style:style style:name="表格1.A3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D3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4" style:family="table-row">
      <style:table-row-properties style:min-row-height="1.132cm" fo:keep-together="auto"/>
    </style:style>
    <style:style style:name="表格1.5" style:family="table-row">
      <style:table-row-properties style:min-row-height="1.36cm" fo:keep-together="auto"/>
    </style:style>
    <style:style style:name="表格2" style:family="table">
      <style:table-properties style:width="14.651cm" table:align="margins" style:writing-mode="lr-tb"/>
    </style:style>
    <style:style style:name="表格2.A" style:family="table-column">
      <style:table-column-properties style:column-width="2.699cm" style:rel-column-width="1530*"/>
    </style:style>
    <style:style style:name="表格2.B" style:family="table-column">
      <style:table-column-properties style:column-width="4.71cm" style:rel-column-width="2670*"/>
    </style:style>
    <style:style style:name="表格2.C" style:family="table-column">
      <style:table-column-properties style:column-width="7.243cm" style:rel-column-width="4106*"/>
    </style:style>
    <style:style style:name="表格2.A1" style:family="table-cell">
      <style:table-cell-properties fo:background-color="#dddddd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表格2.C1" style:family="table-cell">
      <style:table-cell-properties fo:background-color="#dddddd" fo:padding="0.097cm" fo:border="0.05pt solid #ffffff">
        <style:background-image/>
      </style:table-cell-properties>
    </style:style>
    <style:style style:name="表格2.A2" style:family="table-cell">
      <style:table-cell-properties fo:background-color="#eeeeee" fo:padding="0.097cm" fo:border-left="0.05pt solid #ffffff" fo:border-right="none" fo:border-top="none" fo:border-bottom="0.05pt solid #ffffff">
        <style:background-image/>
      </style:table-cell-properties>
    </style:style>
    <style:style style:name="表格2.C2" style:family="table-cell">
      <style:table-cell-properties fo:background-color="#eeeeee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font-size="12pt" style:font-size-asian="12pt"/>
    </style:style>
    <style:style style:name="P6" style:family="paragraph" style:parent-style-name="Standard">
      <style:paragraph-properties fo:line-height="150%" style:snap-to-layout-grid="false"/>
      <style:text-properties fo:font-size="12pt" style:font-size-asian="12pt"/>
    </style:style>
    <style:style style:name="P7" style:family="paragraph" style:parent-style-name="Standard">
      <style:text-properties style:font-name="Garuda" fo:font-size="12pt" officeooo:rsid="000ea645" officeooo:paragraph-rsid="000fb0f7" style:font-name-asian="Garuda" style:font-size-asian="10.5pt" style:font-size-complex="12pt"/>
    </style:style>
    <style:style style:name="P8" style:family="paragraph" style:parent-style-name="Standard">
      <style:text-properties style:font-name="Garuda" fo:font-size="12pt" fo:font-weight="bold" officeooo:rsid="000ea645" officeooo:paragraph-rsid="000fb0f7" style:font-name-asian="Garuda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Garuda" fo:font-size="10.5pt" officeooo:paragraph-rsid="000ea645" style:font-name-asian="Garuda" style:font-size-asian="10.5pt" style:font-size-complex="10.5pt"/>
    </style:style>
    <style:style style:name="P10" style:family="paragraph" style:parent-style-name="Standard">
      <style:text-properties fo:color="#666666" style:font-name="Garuda" fo:font-size="12pt" officeooo:rsid="000ea645" officeooo:paragraph-rsid="000ea645" style:font-name-asian="Garuda" style:font-size-asian="10.5pt" style:font-size-complex="12pt"/>
    </style:style>
    <style:style style:name="P11" style:family="paragraph" style:parent-style-name="Standard">
      <style:text-properties fo:color="#666666" style:font-name="Garuda" fo:font-size="12pt" fo:font-weight="bold" officeooo:rsid="000ea645" officeooo:paragraph-rsid="000fb0f7" style:font-name-asian="Garuda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666666" style:font-name="Garuda" fo:font-size="10.5pt" fo:font-weight="normal" officeooo:rsid="000fb0f7" officeooo:paragraph-rsid="000fb0f7" style:font-name-asian="Garuda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666666" style:font-name="Garuda" fo:font-size="10.5pt" fo:font-weight="normal" officeooo:rsid="001126d6" officeooo:paragraph-rsid="001126d6" style:font-name-asian="Garuda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666666" style:font-name="Garuda" officeooo:rsid="001126d6" officeooo:paragraph-rsid="001126d6" style:font-name-asian="Garuda"/>
    </style:style>
    <style:style style:name="P15" style:family="paragraph" style:parent-style-name="Standard">
      <style:text-properties fo:color="#000000" fo:font-size="12pt" officeooo:paragraph-rsid="001126d6" style:font-name-asian="Garuda" style:font-size-asian="10.5pt" style:font-size-complex="12pt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fo:color="#000000" fo:font-size="12pt" style:font-size-asian="12pt"/>
    </style:style>
    <style:style style:name="P17" style:family="paragraph" style:parent-style-name="Standard">
      <style:paragraph-properties fo:line-height="150%" fo:text-align="center" style:justify-single-word="false" style:snap-to-layout-grid="false"/>
      <style:text-properties fo:color="#000000" fo:font-size="12pt" officeooo:rsid="000ea645" officeooo:paragraph-rsid="000ea645" style:font-size-asian="12pt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fo:font-size="12pt" fo:font-weight="bold" style:font-size-asian="12pt" style:font-weight-asian="bold"/>
    </style:style>
    <style:style style:name="P19" style:family="paragraph" style:parent-style-name="Standard">
      <style:paragraph-properties fo:line-height="150%" fo:text-align="center" style:justify-single-word="false" style:snap-to-layout-grid="false"/>
      <style:text-properties fo:color="#000000" fo:font-size="12pt" fo:font-weight="normal" officeooo:rsid="000ea645" officeooo:paragraph-rsid="000ea645" style:font-size-asian="12pt" style:font-weight-asian="normal" style:font-weight-complex="normal"/>
    </style:style>
    <style:style style:name="P20" style:family="paragraph" style:parent-style-name="Standard">
      <style:text-properties fo:color="#000000" style:font-name="Garuda" officeooo:paragraph-rsid="000ea645" style:font-name-asian="Garuda"/>
    </style:style>
    <style:style style:name="P21" style:family="paragraph" style:parent-style-name="Standard">
      <style:text-properties fo:color="#000000" style:font-name="Garuda" fo:font-size="15pt" officeooo:paragraph-rsid="001126d6" style:font-name-asian="Garuda" style:font-size-asian="15pt" style:font-size-complex="15pt"/>
    </style:style>
    <style:style style:name="P22" style:family="paragraph" style:parent-style-name="Standard">
      <style:paragraph-properties fo:margin-left="0.741cm" fo:margin-right="0cm" fo:line-height="150%" fo:text-indent="0cm" style:auto-text-indent="false"/>
      <style:text-properties fo:color="#ff0000"/>
    </style:style>
    <style:style style:name="P23" style:family="paragraph" style:parent-style-name="Standard" style:master-page-name="Standard">
      <style:paragraph-properties style:page-number="auto"/>
      <style:text-properties fo:font-size="18pt" style:font-size-asian="18pt" style:font-size-complex="18pt"/>
    </style:style>
    <style:style style:name="P24" style:family="paragraph" style:parent-style-name="Standard" style:master-page-name="转换_20_1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/>
    </style:style>
    <style:style style:name="P25" style:family="paragraph" style:parent-style-name="Heading_20_1">
      <style:text-properties fo:font-size="16pt" style:font-size-asian="16pt" style:font-size-complex="16pt"/>
    </style:style>
    <style:style style:name="P26" style:family="paragraph" style:parent-style-name="Header">
      <style:paragraph-properties fo:padding-left="0cm" fo:padding-right="0cm" fo:padding-top="0cm" fo:padding-bottom="0.035cm" fo:border="none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Contents_20_1">
      <style:paragraph-properties fo:background-color="#ffffff">
        <style:tab-stops>
          <style:tab-stop style:position="0.741cm"/>
          <style:tab-stop style:position="14.633cm" style:type="right" style:leader-style="dotted" style:leader-text="."/>
        </style:tab-stops>
        <style:background-image/>
      </style:paragraph-properties>
    </style:style>
    <style:style style:name="P29" style:family="paragraph" style:parent-style-name="Contents_20_1">
      <style:paragraph-properties fo:background-color="#ffffff">
        <style:tab-stops>
          <style:tab-stop style:position="0.741cm"/>
          <style:tab-stop style:position="14.633cm" style:type="right" style:leader-style="dotted" style:leader-text="."/>
        </style:tab-stops>
        <style:background-image/>
      </style:paragraph-properties>
      <style:text-properties officeooo:paragraph-rsid="001126d6"/>
    </style:style>
    <style:style style:name="P30" style:family="paragraph" style:parent-style-name="Text_20_body">
      <style:text-properties style:font-name="Garuda" style:font-name-asian="Garuda"/>
    </style:style>
    <style:style style:name="P31" style:family="paragraph" style:parent-style-name="Text_20_body">
      <style:paragraph-properties fo:text-align="center" style:justify-single-word="false"/>
      <style:text-properties fo:color="#666666" style:font-name="Garuda" fo:font-weight="bold" style:font-name-asian="Garuda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language="zh" fo:country="CN" style:language-asian="zh" style:country-asian="CN"/>
    </style:style>
    <style:style style:name="T3" style:family="text">
      <style:text-properties fo:language="zh" fo:country="CN" fo:background-color="transparent" loext:char-shading-value="0" style:language-asian="zh" style:country-asian="CN"/>
    </style:style>
    <style:style style:name="T4" style:family="text">
      <style:text-properties officeooo:rsid="000ea645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0fb0f7"/>
    </style:style>
    <style:style style:name="T7" style:family="text">
      <style:text-properties fo:color="#666666"/>
    </style:style>
    <style:style style:name="T8" style:family="text">
      <style:text-properties fo:color="#666666" fo:font-weight="bold" style:font-weight-asian="bold" style:font-weight-complex="bold"/>
    </style:style>
    <style:style style:name="T9" style:family="text">
      <style:text-properties fo:color="#666666" fo:font-size="10.5pt" fo:font-weight="bold" style:font-weight-asian="bold" style:font-size-complex="10.5pt" style:font-weight-complex="bold"/>
    </style:style>
    <style:style style:name="T10" style:family="text">
      <style:text-properties officeooo:rsid="001126d6"/>
    </style:style>
    <style:style style:name="T11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fo:color="#000000" fo:language="zh" fo:country="CN" fo:background-color="transparent" loext:char-shading-value="0" style:language-asian="zh" style:country-asian="CN"/>
    </style:style>
    <style:style style:name="T13" style:family="text">
      <style:text-properties fo:color="#000000" fo:language="zh" fo:country="CN" style:language-asian="zh" style:country-asian="CN"/>
    </style:style>
    <style:style style:name="T14" style:family="text">
      <style:text-properties fo:color="#000000" fo:language="zh" fo:country="CN" fo:background-color="#ffcc00" loext:char-shading-value="0" style:language-asian="zh" style:country-asian="CN"/>
    </style:style>
    <style:style style:name="T15" style:family="text">
      <style:text-properties style:use-window-font-color="true" fo:language="zh" fo:country="CN" fo:background-color="transparent" loext:char-shading-value="0" style:language-asian="zh" style:country-asian="CN"/>
    </style:style>
    <style:style style:name="T16" style:family="text">
      <style:text-properties fo:color="#ff3333" fo:language="zh" fo:country="CN" fo:background-color="transparent" loext:char-shading-value="0" style:language-asian="zh" style:country-asian="CN"/>
    </style:style>
    <style:style style:name="gr1" style:family="graphic">
      <style:graphic-properties svg:stroke-color="#eeeeee" draw:fill="solid" draw:fill-color="#eeeeee" draw:opacity="50%" draw:textarea-horizontal-align="justify" draw:textarea-vertical-align="middle" draw:auto-grow-height="false" draw:shadow-opacity="50%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1"/>
      <text:p text:style-name="P1"/>
      <text:p text:style-name="P1"/>
      <text:p text:style-name="P3">程序说明</text:p>
      <text:p text:style-name="P3">version <text:span text:style-name="T4">1.0.0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修订历史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8">日期</text:p>
          </table:table-cell>
          <table:table-cell table:style-name="表格1.A1" office:value-type="string">
            <text:p text:style-name="P18">版本</text:p>
          </table:table-cell>
          <table:table-cell table:style-name="表格1.A1" office:value-type="string">
            <text:p text:style-name="P18">作者</text:p>
          </table:table-cell>
          <table:table-cell table:style-name="表格1.D1" office:value-type="string">
            <text:p text:style-name="P18">描述</text:p>
          </table:table-cell>
        </table:table-row>
        <table:table-row table:style-name="表格1.2">
          <table:table-cell table:style-name="表格1.A2" office:value-type="string">
            <text:p text:style-name="P19">2015.08.21</text:p>
          </table:table-cell>
          <table:table-cell table:style-name="表格1.A2" office:value-type="string">
            <text:p text:style-name="P17">1.0.0</text:p>
          </table:table-cell>
          <table:table-cell table:style-name="表格1.A2" office:value-type="string">
            <text:p text:style-name="P16">郑越升 龙嘉伟 黄勇进 林倩文</text:p>
          </table:table-cell>
          <table:table-cell table:style-name="表格1.D2" office:value-type="string">
            <text:p text:style-name="P16">Jumper的实现</text:p>
          </table:table-cell>
        </table:table-row>
        <table:table-row table:style-name="表格1.3"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P5"/>
          </table:table-cell>
          <table:table-cell table:style-name="表格1.D3" office:value-type="string">
            <text:p text:style-name="P6"/>
          </table:table-cell>
        </table:table-row>
        <table:table-row table:style-name="表格1.4"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P5"/>
          </table:table-cell>
          <table:table-cell table:style-name="表格1.D3" office:value-type="string">
            <text:p text:style-name="P6"/>
          </table:table-cell>
        </table:table-row>
        <table:table-row table:style-name="表格1.5"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P5"/>
          </table:table-cell>
          <table:table-cell table:style-name="表格1.A3" office:value-type="string">
            <text:p text:style-name="P5"/>
          </table:table-cell>
          <table:table-cell table:style-name="表格1.D3" office:value-type="string">
            <text:p text:style-name="P6"/>
          </table:table-cell>
        </table:table-row>
      </table:table>
      <text:p text:style-name="P2"/>
      <text:p text:style-name="P24">目录</text:p>
      <text:p text:style-name="P29"><text:a xlink:type="simple" xlink:href="#__RefHeading___Toc239325698" text:style-name="Index_20_Link_20__28_user_29_" text:visited-style-name="Index_20_Link_20__28_user_29_"><text:span text:style-name="T12">1<text:tab/>程序功能<text:tab/>3</text:span></text:a></text:p>
      <text:p text:style-name="P29"><text:a xlink:type="simple" xlink:href="#__RefHeading___Toc239325699" text:style-name="Index_20_Link_20__28_user_29_" text:visited-style-name="Index_20_Link_20__28_user_29_"><text:span text:style-name="T12">2<text:tab/>实现过程<text:tab/>3</text:span></text:a></text:p>
      <text:p text:style-name="P29"><text:a xlink:type="simple" xlink:href="#__RefHeading___Toc239325700" text:style-name="Index_20_Link_20__28_user_29_" text:visited-style-name="Index_20_Link_20__28_user_29_"><text:span text:style-name="T12">3<text:tab/>总结体会<text:tab/>3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6244479682758201" text:style-name="WW8Num1">
        <text:list-item>
          <text:h text:style-name="P25" text:outline-level="1"><text:bookmark-start text:name="__RefHeading___Toc239325698"/><text:soft-page-break/>程序功能<text:bookmark-end text:name="__RefHeading___Toc239325698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1">功能</text:p>
          </table:table-cell>
          <table:table-cell table:style-name="表格2.A1" office:value-type="string">
            <text:p text:style-name="P31">实现函数</text:p>
          </table:table-cell>
          <table:table-cell table:style-name="表格2.C1" office:value-type="string">
            <text:p text:style-name="P31">说明</text:p>
          </table:table-cell>
        </table:table-row>
        <table:table-row>
          <table:table-cell table:style-name="表格2.A2" office:value-type="string">
            <text:p text:style-name="P30">构造Jumper</text:p>
          </table:table-cell>
          <table:table-cell table:style-name="表格2.A2" office:value-type="string">
            <text:p text:style-name="P30">Jumper()</text:p>
            <text:p text:style-name="P30">Jumper(Color jumperColor)</text:p>
          </table:table-cell>
          <table:table-cell table:style-name="表格2.C2" office:value-type="string">
            <text:p text:style-name="P30">无</text:p>
          </table:table-cell>
        </table:table-row>
        <table:table-row>
          <table:table-cell table:style-name="表格2.A2" office:value-type="string">
            <text:p text:style-name="P30">行动一次</text:p>
          </table:table-cell>
          <table:table-cell table:style-name="表格2.A2" office:value-type="string">
            <text:p text:style-name="P30">void act()</text:p>
          </table:table-cell>
          <table:table-cell table:style-name="表格2.C2" office:value-type="string">
            <text:p text:style-name="P30">若canMove, 前面两格是花或者Bug, Jumper可以覆盖<text:span text:style-name="T6">(吃掉)它们, 若是Actor, 则直接撞飞一格;</text:span></text:p>
            <text:p text:style-name="P30">若!canMove, 则按照指定的角度旋转</text:p>
          </table:table-cell>
        </table:table-row>
        <table:table-row>
          <table:table-cell table:style-name="表格2.A2" office:value-type="string">
            <text:p text:style-name="P30">向右转<text:span text:style-name="T4">45度</text:span></text:p>
          </table:table-cell>
          <table:table-cell table:style-name="表格2.A2" office:value-type="string">
            <text:p text:style-name="P30">void turn()</text:p>
          </table:table-cell>
          <table:table-cell table:style-name="表格2.C2" office:value-type="string">
            <text:p text:style-name="P30">无</text:p>
          </table:table-cell>
        </table:table-row>
        <table:table-row>
          <table:table-cell table:style-name="表格2.A2" office:value-type="string">
            <text:p text:style-name="P30">移动<text:span text:style-name="T4">(跳)</text:span></text:p>
          </table:table-cell>
          <table:table-cell table:style-name="表格2.A2" office:value-type="string">
            <text:p text:style-name="P30">void move()</text:p>
          </table:table-cell>
          <table:table-cell table:style-name="表格2.C2" office:value-type="string">
            <text:p text:style-name="P30">跳到前面两格的位置</text:p>
          </table:table-cell>
        </table:table-row>
        <table:table-row>
          <table:table-cell table:style-name="表格2.A2" office:value-type="string">
            <text:p text:style-name="P30">判断能否移动</text:p>
          </table:table-cell>
          <table:table-cell table:style-name="表格2.A2" office:value-type="string">
            <text:p text:style-name="P30">boolean canMove()</text:p>
          </table:table-cell>
          <table:table-cell table:style-name="表格2.C2" office:value-type="string">
            <text:p text:style-name="P30">判断的是:</text:p>
            <text:p text:style-name="P30">1. 前面一格是不是花/石头/空,若是,则进行2, 否则返回false</text:p>
            <text:p text:style-name="P30">2.满足1情况下,判断前面两格是不是石头/Jumper,若是则返回false,否则返回true</text:p>
          </table:table-cell>
        </table:table-row>
      </table:table>
      <text:p text:style-name="P9"/>
      <text:p text:style-name="P22"><text:soft-page-break/></text:p>
      <text:list xml:id="list153423097989542" text:continue-numbering="true" text:style-name="WW8Num1">
        <text:list-item>
          <text:h text:style-name="P25" text:outline-level="1"><text:bookmark-start text:name="__RefHeading___Toc239325699"/>实现过程<text:bookmark-end text:name="__RefHeading___Toc239325699"/></text:h>
        </text:list-item>
      </text:list>
      <text:p text:style-name="P8"><text:span text:style-name="T7">1.</text:span> <text:span text:style-name="T7">turnDegree 和meetActor 属性:</text:span></text:p>
      <text:p text:style-name="P7"><text:span text:style-name="T9"><text:tab/></text:span>在Jumper类中定义两个新属性, 在canMove()函数中, 用来记录需要旋转的角度以及两格外所遇到的Actor:</text:p>
      <text:p text:style-name="P10"><draw:custom-shape text:anchor-type="paragraph" draw:z-index="0" draw:style-name="gr1" svg:width="6.166cm" svg:height="1.826cm" svg:x="0.432cm" svg:y="0.22cm"><text:p/><draw:enhanced-geometry svg:viewBox="0 0 21600 21600" draw:path-stretchpoint-x="10800" draw:path-stretchpoint-y="10800" draw:text-areas="?f3 ?f4 ?f5 ?f6" draw:type="round-rectangle" draw:modifiers="586.8536371603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3"/>private int turnDegree = 0;</text:p>
      <text:p text:style-name="P10"><text:s text:c="4"/>private Actor meetActor = null;</text:p>
      <text:p text:style-name="P11"><text:span text:style-name="T6">2</text:span>. act<text:span text:style-name="T6">()函数中, 如果可以移动,对两格之外的Actor进行类型判断</text:span>:</text:p>
      <text:p text:style-name="P12"><draw:custom-shape text:anchor-type="paragraph" draw:z-index="1" draw:style-name="gr1" svg:width="11.298cm" svg:height="12.812cm" svg:x="0.697cm" svg:y="0.22cm"><text:p/><draw:enhanced-geometry svg:viewBox="0 0 21600 21600" draw:path-stretchpoint-x="10800" draw:path-stretchpoint-y="10800" draw:text-areas="?f3 ?f4 ?f5 ?f6" draw:type="round-rectangle" draw:modifiers="586.8536371603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 if (canMove()) {</text:p>
      <text:p text:style-name="P12"><text:tab/><text:tab/>// 如果两格之外的Actor是Bug或者Flower,吃掉吃掉!</text:p>
      <text:p text:style-name="P12"><text:s text:c="12"/>if (meetActor instanceof Bug || meetActor instanceof Flower) {</text:p>
      <text:p text:style-name="P12"><text:s text:c="16"/>meetActor.removeSelfFromGrid();</text:p>
      <text:p text:style-name="P12"><text:s text:c="12"/>} else if (meetActor instanceof Actor) {</text:p>
      <text:p text:style-name="P12"><text:tab/><text:tab/> <text:s text:c="3"/>// 如果是Actor, 则撞飞撞飞!</text:p>
      <text:p text:style-name="P12"><text:s text:c="16"/>Location loc = meetActor.getLocation();</text:p>
      <text:p text:style-name="P12"><text:s text:c="16"/>int d = getLocation().getDirectionToward(loc);</text:p>
      <text:p text:style-name="P12"><text:s text:c="16"/>meetActor.moveTo(loc.getAdjacentLocation(d));</text:p>
      <text:p text:style-name="P12"><text:s text:c="12"/>}</text:p>
      <text:p text:style-name="P12"><text:s text:c="12"/>move();</text:p>
      <text:p text:style-name="P12"><text:s text:c="8"/>} else{</text:p>
      <text:p text:style-name="P12"><draw:custom-shape text:anchor-type="paragraph" draw:z-index="2" draw:style-name="gr1" svg:width="11.298cm" svg:height="3.049cm" svg:x="0.697cm" svg:y="0.22cm"><text:p/><draw:enhanced-geometry svg:viewBox="0 0 21600 21600" draw:path-stretchpoint-x="10800" draw:path-stretchpoint-y="10800" draw:text-areas="?f3 ?f4 ?f5 ?f6" draw:mirror-horizontal="false" draw:mirror-vertical="false" draw:type="round-rectangle" draw:modifiers="586.8536371603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tab/><text:tab/>// 如果不能移动, 则旋转一定角度, 可能是90, 可能是45</text:p>
      <text:p text:style-name="P12"><text:s text:c="12"/>setDirection(getDirection() + turnDegree);</text:p>
      <text:p text:style-name="P12"><text:s text:c="8"/>}</text:p>
      <text:p text:style-name="P11"><text:span text:style-name="T6">3</text:span>. canMove<text:span text:style-name="T6">()函数中, 先对前面一格进行判断, 在对前面两格进行判断</text:span>:</text:p>
      <text:p text:style-name="P11"><text:tab/><text:span text:style-name="T11">第一格的判断代码:</text:span></text:p>
      <text:p text:style-name="P13"><draw:custom-shape text:anchor-type="paragraph" draw:z-index="3" draw:style-name="gr1" svg:width="12.198cm" svg:height="16.109cm" svg:x="0.697cm" svg:y="0.22cm"><text:p/><draw:enhanced-geometry svg:viewBox="0 0 21600 21600" draw:path-stretchpoint-x="10800" draw:path-stretchpoint-y="10800" draw:text-areas="?f3 ?f4 ?f5 ?f6" draw:mirror-horizontal="false" draw:mirror-vertical="false" draw:type="round-rectangle" draw:modifiers="586.8536371603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tab/> <text:s/>Location loc = getLocation();</text:p>
      <text:p text:style-name="P13"><text:s text:c="8"/>Location next = loc.getAdjacentLocation(getDirection());</text:p>
      <text:p text:style-name="P13"><text:s text:c="8"/>// 如果位置不合法(边界),返回false, 设置turnDegree为Location.RIGHT.</text:p>
      <text:p text:style-name="P13"><text:s text:c="8"/>if (!gr.isValid(next)) {</text:p>
      <text:p text:style-name="P13"><text:s text:c="12"/>turnDegree = Location.RIGHT;</text:p>
      <text:p text:style-name="P13"><text:s text:c="12"/>return false;</text:p>
      <text:p text:style-name="P13"><text:s text:c="8"/>}</text:p>
      <text:p text:style-name="P13"><text:s text:c="3"/><text:tab/> <text:s/>//如果actor不是花,石头,或者空的话</text:p>
      <text:p text:style-name="P13"><text:tab/> <text:s/>//返回false, 设置turnDegree为Location.HALF_RIGHT.</text:p>
      <text:p text:style-name="P13"><text:s text:c="8"/>Actor nextActor = gr.get(next);</text:p>
      <text:p text:style-name="P13"><text:s text:c="8"/>if (!(nextActor instanceof Flower || </text:p>
      <text:p text:style-name="P13"><text:tab/><text:tab/><text:tab/>nextActor instanceof Rock || nextActor == null)){</text:p>
      <text:p text:style-name="P13"><text:s text:c="12"/>turnDegree = Location.HALF_RIGHT;</text:p>
      <text:p text:style-name="P13"><text:s text:c="12"/>return false;</text:p>
      <text:p text:style-name="P13"><text:s text:c="8"/>}</text:p>
      <text:p text:style-name="P13"/>
      <text:p text:style-name="P20"><text:tab/>第二格的判断代码:</text:p>
      <text:p text:style-name="P14"><draw:custom-shape text:anchor-type="paragraph" draw:z-index="4" draw:style-name="gr1" svg:width="12.198cm" svg:height="15.392cm" svg:x="0.697cm" svg:y="0.22cm"><text:p/><draw:enhanced-geometry svg:viewBox="0 0 21600 21600" draw:path-stretchpoint-x="10800" draw:path-stretchpoint-y="10800" draw:text-areas="?f3 ?f4 ?f5 ?f6" draw:mirror-horizontal="false" draw:mirror-vertical="false" draw:type="round-rectangle" draw:modifiers="586.8536371603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tab/> <text:s/>Location next2 = next.getAdjacentLocation(getDirection());</text:p>
      <text:p text:style-name="P14"><text:s text:c="8"/>// 如果位置不合法(边界),返回false, 设置turnDegree为Location.RIGHT.</text:p>
      <text:p text:style-name="P14"><text:s text:c="8"/>if (!gr.isValid(next2)) {</text:p>
      <text:p text:style-name="P14"><text:s text:c="12"/>turnDegree = Location.RIGHT;</text:p>
      <text:p text:style-name="P14"><text:s text:c="12"/>return false;</text:p>
      <text:p text:style-name="P14"><text:s text:c="8"/>}</text:p>
      <text:p text:style-name="P14"><text:s text:c="8"/>Actor next2Actor = gr.get(next2);</text:p>
      <text:p text:style-name="P14"><text:s text:c="8"/>// 如果next2的actor是石头或者Jumper的话.返回false;</text:p>
      <text:p text:style-name="P14"><text:s text:c="8"/>if (next2Actor instanceof Rock || next2Actor instanceof Jumper) {</text:p>
      <text:p text:style-name="P14"><text:s text:c="12"/>turnDegree = Location.HALF_RIGHT;</text:p>
      <text:p text:style-name="P14"><text:s text:c="12"/>return false;</text:p>
      <text:p text:style-name="P14"><text:s text:c="8"/>}</text:p>
      <text:p text:style-name="P14"><text:tab/> <text:s/>//存储第二格的Actor</text:p>
      <text:p text:style-name="P14"><text:s text:c="8"/>meetActor = next2Actor;</text:p>
      <text:p text:style-name="P14"/>
      <text:list xml:id="list153424315668773" text:continue-numbering="true" text:style-name="WW8Num1">
        <text:list-item>
          <text:h text:style-name="Heading_20_1" text:outline-level="1"><text:bookmark-start text:name="__RefHeading___Toc239325700"/><text:span text:style-name="T5">总结体会</text:span><text:bookmark-end text:name="__RefHeading___Toc239325700"/></text:h>
        </text:list-item>
      </text:list>
      <text:p text:style-name="P21"><text:span text:style-name="T8">心得: </text:span></text:p>
      <text:p text:style-name="P15"><text:span text:style-name="T8"><text:tab/></text:span>Jumper的基本实现并不难, 只需要对前面两格的顺序判断即可实现.在对Jumper基本功能进行扩充的时候,小组经过讨论,决定了一些Jumper的特性,比如可以吃掉Flower和Bug, 以及当遇到Actor的时候, 选择将它撞飞一格, 并且经过讨论, 认为遇到墙的时候应该<text:soft-page-break/>旋转<text:span text:style-name="T10">90度而不是45度, 这样对旋转的分类提高了Jumper的'智力'. </text:span></text:p>
      <text:p text:style-name="P15"><text:span text:style-name="T10"><text:tab/>程序使用Ant进行构建,代码完成后经过了Sonar的测试(90分)以及Junit的单元测试.</text:span></text:p>
      <text:p text:style-name="P15"><text:span text:style-name="T10"><text:tab/>总的来说,第一次小组合作十分顺利, 分工明确, 各司其职, 同时学到了不少新的知识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黑体" svg:font-family="黑体, SimHei" style:font-family-generic="modern"/>
    <style:font-face style:name="Garuda" svg:font-family="Garuda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6cm" fo:margin-bottom="0.582cm" style:contextual-spacing="false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59cm" fo:margin-bottom="0.459cm" style:contextual-spacing="false" fo:line-height="173%" fo:keep-together="always" fo:keep-with-next="always"/>
      <style:text-properties style:font-name="Arial" fo:font-family="Arial" style:font-family-generic="swiss" style:font-pitch="variable" fo:font-size="16pt" fo:font-weight="bold" style:font-name-asian="黑体" style:font-family-asian="黑体, SimHei" style:font-family-generic-asian="modern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59cm" fo:margin-bottom="0.459cm" style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94cm" fo:margin-bottom="0.512cm" style:contextual-spacing="false" fo:line-height="156%" fo:keep-together="always" fo:keep-with-next="always"/>
      <style:text-properties style:font-name="Arial" fo:font-family="Arial" style:font-family-generic="swiss" style:font-pitch="variable" fo:font-size="14pt" fo:font-weight="bold" style:font-name-asian="黑体" style:font-family-asian="黑体, SimHei" style:font-family-generic-asian="modern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94cm" fo:margin-bottom="0.512cm" style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13cm" style:contextual-spacing="false" fo:line-height="133%" fo:keep-together="always" fo:keep-with-next="always"/>
      <style:text-properties style:font-name="Arial" fo:font-family="Arial" style:font-family-generic="swiss" style:font-pitch="variable" fo:font-size="12pt" fo:font-weight="bold" style:font-name-asian="黑体" style:font-family-asian="黑体, SimHei" style:font-family-generic-asian="modern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13cm" style:contextual-spacing="false" fo:line-height="133%" fo:keep-together="always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13cm" style:contextual-spacing="false" fo:line-height="133%" fo:keep-together="always" fo:keep-with-next="always"/>
      <style:text-properties style:font-name="Arial" fo:font-family="Arial" style:font-family-generic="swiss" style:font-pitch="variable" fo:font-size="12pt" style:font-name-asian="黑体" style:font-family-asian="黑体, SimHei" style:font-family-generic-asian="modern" style:font-size-asian="12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13cm" style:contextual-spacing="false" fo:line-height="133%" fo:keep-together="always" fo:keep-with-next="always"/>
      <style:text-properties style:font-name="Arial" fo:font-family="Arial" style:font-family-generic="swiss" style:font-pitch="variable" style:font-name-asian="黑体" style:font-family-asian="黑体, SimHei" style:font-family-generic-asian="modern" style:font-name-complex="Arial" style:font-family-complex="Arial" style:font-family-generic-complex="swiss" style:font-pitch-complex="variable" style:font-size-complex="10.5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Contents_20_1" style:display-name="Contents 1" style:family="paragraph" style:parent-style-name="Standard" style:next-style-name="Standard" style:class="index"/>
    <style:style style:name="文档结构图" style:family="paragraph" style:parent-style-name="Standard">
      <style:paragraph-properties fo:background-color="#000080"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默认段落字体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默认段落字体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padding-left="0cm" fo:padding-right="0cm" fo:padding-top="0cm" fo:padding-bottom="0.035cm" fo:border="non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46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top="0.6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bottom="0.94cm" style:dynamic-spacing="true"/>
      </style:header-style>
      <style:footer-style>
        <style:header-footer-properties fo:min-height="0.79cm" fo:margin-top="0.691cm" style:dynamic-spacing="true"/>
      </style:footer-style>
    </style:page-layout>
  </office:automatic-styles>
  <office:master-styles>
    <style:master-page style:name="Standard" style:page-layout-name="Mpm1">
      <style:footer>
        <text:p text:style-name="MP1">第<text:span text:style-name="Page_20_Number">1</text:span>页（共<text:span text:style-name="Page_20_Number">7</text:span>页）</text:p>
      </style:footer>
    </style:master-page>
    <style:master-page style:name="转换_20_1" style:display-name="转换 1" style:page-layout-name="Mpm2">
      <style:header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样例设计说明</dc:title>
    <meta:initial-creator>MC SYSTEM</meta:initial-creator>
    <meta:creation-date>2009-07-08T15:57:00</meta:creation-date>
    <dc:date>2015-08-21T15:34:22.511979168</dc:date>
    <meta:editing-cycles>33</meta:editing-cycles>
    <meta:editing-duration>PT2H18M</meta:editing-duration>
    <meta:document-statistic meta:table-count="2" meta:image-count="0" meta:object-count="0" meta:page-count="7" meta:paragraph-count="97" meta:word-count="834" meta:character-count="2610" meta:non-whitespace-character-count="2028"/>
    <meta:generator>LibreOffice/4.2.8.2$Linux_X86_64 LibreOffice_project/420m0$Build-2</meta:generator>
  </office:meta>
</office:document-meta>
</file>